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111in" fo:line-height="107%" fo:text-align="start" style:justify-single-word="false" fo:text-indent="0in" style:auto-text-indent="false" style:text-autospace="none" style:vertical-align="auto" style:writing-mode="lr-tb"/>
      <style:text-properties style:font-name="Calibri1" fo:font-size="11pt" fo:language="en" fo:country="US" style:font-name-asian="Calibri1" style:font-size-asian="11pt" style:language-asian="en" style:country-asian="US" style:font-name-complex="Times New Roman" style:font-size-complex="11pt" style:language-complex="ar" style:country-complex="SA"/>
    </style:style>
    <style:style style:name="P2" style:family="paragraph" style:parent-style-name="Standard">
      <style:paragraph-properties fo:margin-left="0in" fo:margin-right="0in" fo:margin-top="0in" fo:margin-bottom="0.111in" fo:line-height="107%" fo:text-align="start" style:justify-single-word="false" fo:text-indent="0in" style:auto-text-indent="false" style:text-autospace="none" style:vertical-align="auto" style:writing-mode="lr-tb"/>
      <style:text-properties style:font-name="Calibri" fo:font-size="11pt" style:font-size-asian="11pt" style:font-size-complex="11pt"/>
    </style:style>
    <style:style style:name="P3" style:family="paragraph" style:parent-style-name="Standard">
      <style:paragraph-properties fo:margin-left="0.2602in" fo:margin-right="0in" fo:margin-top="0in" fo:margin-bottom="0.111in" fo:line-height="107%" fo:text-align="start" style:justify-single-word="false" fo:text-indent="0in" style:auto-text-indent="false" style:text-autospace="none" style:vertical-align="auto" style:writing-mode="lr-tb"/>
      <style:text-properties style:font-name="Calibri1" fo:font-size="11pt" fo:language="en" fo:country="US" style:font-name-asian="Calibri1" style:font-size-asian="11pt" style:language-asian="en" style:country-asian="US" style:font-name-complex="Times New Roman" style:font-size-complex="11pt" style:language-complex="ar" style:country-complex="SA"/>
    </style:style>
    <style:style style:name="P4" style:family="paragraph" style:parent-style-name="Standard">
      <style:paragraph-properties fo:margin-left="0.2709in" fo:margin-right="0in" fo:margin-top="0in" fo:margin-bottom="0.111in" fo:line-height="107%" fo:text-align="start" style:justify-single-word="false" fo:text-indent="0in" style:auto-text-indent="false" style:text-autospace="none" style:vertical-align="auto" style:writing-mode="lr-tb"/>
      <style:text-properties style:font-name="Calibri1" fo:font-size="11pt" fo:language="en" fo:country="US" style:font-name-asian="Calibri1" style:font-size-asian="11pt" style:language-asian="en" style:country-asian="US" style:font-name-complex="Times New Roman" style:font-size-complex="11pt" style:language-complex="ar" style:country-complex="SA"/>
    </style:style>
    <style:style style:name="P5" style:family="paragraph" style:parent-style-name="Standard" style:list-style-name="L1">
      <style:paragraph-properties fo:margin-top="0in" fo:margin-bottom="0.111in" fo:line-height="107%" fo:text-align="start" style:justify-single-word="false" style:text-autospace="none" style:vertical-align="auto" style:writing-mode="lr-tb"/>
      <style:text-properties style:font-name="Calibri1" fo:font-size="11pt" fo:language="en" fo:country="US" style:font-name-asian="Calibri1" style:font-size-asian="11pt" style:language-asian="en" style:country-asian="US" style:font-name-complex="Times New Roman" style:font-size-complex="11pt" style:language-complex="ar" style:country-complex="SA"/>
    </style:style>
    <style:style style:name="P6" style:family="paragraph" style:parent-style-name="Standard" style:list-style-name="L2">
      <style:paragraph-properties fo:margin-top="0in" fo:margin-bottom="0.111in" fo:line-height="107%" fo:text-align="start" style:justify-single-word="false" style:text-autospace="none" style:vertical-align="auto" style:writing-mode="lr-tb"/>
      <style:text-properties style:font-name="Calibri1" fo:font-size="11pt" fo:language="en" fo:country="US" style:font-name-asian="Calibri1" style:font-size-asian="11pt" style:language-asian="en" style:country-asian="US" style:font-name-complex="Times New Roman" style:font-size-complex="11pt" style:language-complex="ar" style:country-complex="SA"/>
    </style:style>
    <style:style style:name="P7" style:family="paragraph" style:parent-style-name="Standard">
      <style:paragraph-properties fo:margin-left="0.2709in" fo:margin-right="0in" fo:margin-top="0in" fo:margin-bottom="0.111in" fo:line-height="107%" fo:text-align="start" style:justify-single-word="false" fo:text-indent="0in" style:auto-text-indent="false" style:text-autospace="none" style:vertical-align="auto" style:writing-mode="lr-tb"/>
      <style:text-properties style:font-name="Calibri1" fo:font-size="11pt" fo:language="en" fo:country="US" style:font-name-asian="Calibri1" style:font-size-asian="11pt" style:language-asian="en" style:country-asian="US" style:font-name-complex="Times New Roman" style:font-size-complex="11pt" style:language-complex="ar" style:country-complex="SA"/>
    </style:style>
    <style:style style:name="P8" style:family="paragraph" style:parent-style-name="Standard" style:list-style-name="L2">
      <style:paragraph-properties fo:margin-left="0.2709in" fo:margin-right="0in" fo:margin-top="0in" fo:margin-bottom="0.111in" fo:line-height="107%" fo:text-align="start" style:justify-single-word="false" fo:text-indent="0in" style:auto-text-indent="false" style:text-autospace="none" style:vertical-align="auto" style:writing-mode="lr-tb"/>
      <style:text-properties style:font-name="Calibri1" fo:font-size="11pt" fo:language="en" fo:country="US" style:font-name-asian="Calibri1" style:font-size-asian="11pt" style:language-asian="en" style:country-asian="US" style:font-name-complex="Times New Roman" style:font-size-complex="11pt" style:language-complex="ar" style:country-complex="S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mo for RBD.</text:p>
      <text:p text:style-name="P1">System modification/install/updates</text:p>
      <text:p text:style-name="P1">in .bashrc</text:p>
      <text:p text:style-name="P1">export CLASSPATH=$CLASSPATH:$TOSROOT/support/sdk/java/tinyos.jar</text:p>
      <text:p text:style-name="P1">run tos-install-jni</text:p>
      <text:p text:style-name="P2">to enable C sdk</text:p>
      <text:p text:style-name="P1">sudo apt-get install build -essential</text:p>
      <text:p text:style-name="P1">sudo apt-get install autoconf automake libtools</text:p>
      <text:p text:style-name="P1">follow instructions in--&gt; $TOSROOT/support/sdk/c/sf/README.txt</text:p>
      <text:p text:style-name="P1"/>
      <text:p text:style-name="P1">Components</text:p>
      <text:p text:style-name="P1">The RBD LED demo folder contains.</text:p>
      <text:list xml:id="list4455665731" text:style-name="L1">
        <text:list-item>
          <text:p text:style-name="P5">rbd folder, with the code for the Route back component. This folder must be copied to …/tos/lib/net.</text:p>
        </text:list-item>
        <text:list-item>
          <text:p text:style-name="P5">RDBdemoRouter. Contains the application code for a router in a networks with CTP-RBD. And the java application to send to commands to the router using the serial port</text:p>
        </text:list-item>
      </text:list>
      <text:p text:style-name="P3">The node application sends a the desired status for the led 0 of the chosen node. This two values (destination node and led0 state) are received via serial port. 3 leds on the mote are used to notify events.</text:p>
      <text:p text:style-name="P3">Led 0 Toggles when a message arrives from the serial port <text:s/></text:p>
      <text:p text:style-name="P3">Led 1 On while sending RBD msg and off when send ends</text:p>
      <text:p text:style-name="P3">Led 2 Toggles on CTP reception and remains on when the router has routes to (MAX_NODES_RBD - 1) <text:s/>nodes, this parameter can be modified in the makefile (default value 16).</text:p>
      <text:p text:style-name="P3">Application parameters.</text:p>
      <text:p text:style-name="P3">MAX_NODES_RBD: Defines the expected network size (number of nodes deployed)</text:p>
      <text:p text:style-name="P3">RBD_TABLE_ELEMENTS, defines the RBD routes that can be stored in the node, default 16, for the router it is recommended to set this value to the number of nodes of the network.</text:p>
      <text:p text:style-name="P3">Java application DemoLed</text:p>
      <text:p text:style-name="P3">before running the application the permission for the serial has to be updated.</text:p>
      <text:p text:style-name="P3">sudo chmod 666 /det/ttyUSB<text:span text:style-name="T1">[N] &lt;-- <text:s/>motelist command gives information about the nodes connected to the PC <text:s/></text:span></text:p>
      <text:p text:style-name="P3"><text:soft-page-break/>running the application java DemoLed -comm serial@/dev/ttyUSB[<text:span text:style-name="T1">N]</text:span><text:span text:style-name="T2">:telosb</text:span></text:p>
      <text:list xml:id="list1629808952" text:style-name="L2">
        <text:list-item>
          <text:p text:style-name="P6">RBDdemoClient. Contains the application code for a node in a network with CTP-RBD. </text:p>
        </text:list-item>
      </text:list>
      <text:p text:style-name="P4">The application sends CTP messages to the router periodically. </text:p>
      <text:p text:style-name="P4">Led 1 toggles every time the node send a CTP successfully. </text:p>
      <text:p text:style-name="P4">Led 0 is switched on/off with the value of the RBD messages received.</text:p>
      <text:p text:style-name="P4">Application parameters.</text:p>
      <text:p text:style-name="P4"><text:bookmark-start text:name="__DdeLink__1_1741143255"/>CTP_MSG_PERIOD_BASE:<text:bookmark-end text:name="__DdeLink__1_1741143255"/> Is the base period to send CTP messages (in milliseconds). Default 6144. To avoid collisions the time between messages is randomized in the interval [0,75(CTP_MSG_PERIOD_BASE), 1.25(CTP_MSG_PERIOD_BASE)].</text:p>
      <text:p text:style-name="P4">Deployment.</text:p>
      <text:p text:style-name="P4">Router node must have 0 address </text:p>
      <text:p text:style-name="P4">TX power is the maximum value (31 for telosb)</text:p>
      <text:p text:style-name="P4">LPL is disabled, nodes are always on.</text:p>
      <text:list xml:id="list687281330" text:continue-numbering="true" text:style-name="L2">
        <text:list-item>
          <text:p text:style-name="P8">RBDsimRouter. Contains the application code for a node in a network with CTP-RBD. </text:p>
        </text:list-item>
        <text:list-item>
          <text:p text:style-name="P8">It is a simplified version of the Router, works as follows, once the router has a RBD route to two nodes it send a RBD data message every second to the node 2 to toogle on and of the led 0 of the led. The client application is the sam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0T02:07:19</meta:creation-date>
    <dc:date>2013-09-27T14:46:59</dc:date>
    <meta:editing-duration>PT30M54S</meta:editing-duration>
    <meta:editing-cycles>6</meta:editing-cycles>
    <meta:generator>LibreOffice/3.5$Linux_x86 LibreOffice_project/350m1$Build-2</meta:generator>
    <dc:creator>TinyOS </dc:creator>
    <meta:document-statistic meta:table-count="0" meta:image-count="0" meta:object-count="0" meta:page-count="2" meta:paragraph-count="36" meta:word-count="424" meta:character-count="2625" meta:non-whitespace-character-count="2232"/>
  </office:meta>
</office:document-meta>
</file>